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float" office:value="0.0867364" calcext:value-type="float">
            <text:p>0,0867364</text:p>
          </table:table-cell>
          <table:table-cell/>
        </table:table-row>
        <table:table-row table:style-name="ro2">
          <table:table-cell office:value-type="float" office:value="0.0866966" calcext:value-type="float">
            <text:p>0,0866966</text:p>
          </table:table-cell>
          <table:table-cell table:style-name="ce2" table:formula="of:=AVERAGE([.A1:.A10])" office:value-type="float" office:value="0.086868521" calcext:value-type="float">
            <text:p>0,086868521</text:p>
          </table:table-cell>
        </table:table-row>
        <table:table-row table:style-name="ro1">
          <table:table-cell office:value-type="float" office:value="0.0863113" calcext:value-type="float">
            <text:p>0,0863113</text:p>
          </table:table-cell>
          <table:table-cell/>
        </table:table-row>
        <table:table-row table:style-name="ro2">
          <table:table-cell office:value-type="float" office:value="0.0863893" calcext:value-type="float">
            <text:p>0,0863893</text:p>
          </table:table-cell>
          <table:table-cell table:style-name="ce3" table:formula="of:=STDEVPA([.A1:.A10])" office:value-type="float" office:value="0.00066323348616381" calcext:value-type="float">
            <text:p>0,0006632335</text:p>
          </table:table-cell>
        </table:table-row>
        <table:table-row table:style-name="ro1">
          <table:table-cell office:value-type="float" office:value="0.0866522" calcext:value-type="float">
            <text:p>0,0866522</text:p>
          </table:table-cell>
          <table:table-cell/>
        </table:table-row>
        <table:table-row table:style-name="ro1">
          <table:table-cell office:value-type="float" office:value="0.0869036" calcext:value-type="float">
            <text:p>0,0869036</text:p>
          </table:table-cell>
          <table:table-cell/>
        </table:table-row>
        <table:table-row table:style-name="ro1">
          <table:table-cell office:value-type="float" office:value="0.0872713" calcext:value-type="float">
            <text:p>0,0872713</text:p>
          </table:table-cell>
          <table:table-cell/>
        </table:table-row>
        <table:table-row table:style-name="ro1">
          <table:table-cell office:value-type="float" office:value="0.08866831" calcext:value-type="float">
            <text:p>0,08866831</text:p>
          </table:table-cell>
          <table:table-cell/>
        </table:table-row>
        <table:table-row table:style-name="ro1">
          <table:table-cell office:value-type="float" office:value="0.0862728" calcext:value-type="float">
            <text:p>0,0862728</text:p>
          </table:table-cell>
          <table:table-cell/>
        </table:table-row>
        <table:table-row table:style-name="ro1">
          <table:table-cell office:value-type="float" office:value="0.0867834" calcext:value-type="float">
            <text:p>0,08678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3:23:32.863819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7T23:41:58.981269695</dc:date>
    <dc:creator>George </dc:creator>
    <meta:editing-duration>PT1H9M13S</meta:editing-duration>
    <meta:editing-cycles>11</meta:editing-cycles>
    <meta:generator>LibreOffice/5.0.3.2$Linux_X86_64 LibreOffice_project/00m0$Build-2</meta:generator>
    <meta:document-statistic meta:table-count="1" meta:cell-count="12" meta:object-count="0"/>
  </office:meta>
</office:document-meta>
</file>